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erif" svg:font-family="'PT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0d7436" officeooo:paragraph-rsid="000d7436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0bdb28" officeooo:paragraph-rsid="000bdb2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0d2dd7" officeooo:paragraph-rsid="000d2dd7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142162" officeooo:paragraph-rsid="0014216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0e82de" officeooo:paragraph-rsid="000e82de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bold" officeooo:rsid="000e82de" officeooo:paragraph-rsid="000e82de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bold" officeooo:rsid="000fcd1a" officeooo:paragraph-rsid="000fcd1a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bold" officeooo:rsid="000bdb28" officeooo:paragraph-rsid="000bdb28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bold" officeooo:rsid="000d7436" officeooo:paragraph-rsid="000d743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bold" officeooo:rsid="00142162" officeooo:paragraph-rsid="0014216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font-name="PT Serif" fo:font-size="10.5pt" fo:letter-spacing="normal" fo:font-style="normal" fo:font-weight="bold" officeooo:rsid="000fcd1a" officeooo:paragraph-rsid="000e82d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fo:font-weight="bold" officeooo:rsid="000b98bd" officeooo:paragraph-rsid="000b98b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font-weight="bold" officeooo:rsid="000bdb28" officeooo:paragraph-rsid="000bdb2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48858" officeooo:paragraph-rsid="0014885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0b98bd" officeooo:paragraph-rsid="000b98bd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style="normal" fo:font-weight="bold" officeooo:rsid="000b98bd" officeooo:paragraph-rsid="000b98b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0b98bd" officeooo:paragraph-rsid="000b98b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0bdb28" officeooo:paragraph-rsid="000bdb2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0bdb28" officeooo:paragraph-rsid="0014885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0fcd1a" officeooo:paragraph-rsid="00142162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font-style="normal" officeooo:rsid="00148858"/>
    </style:style>
    <style:style style:name="T3" style:family="text">
      <style:text-properties fo:font-weight="normal"/>
    </style:style>
    <style:style style:name="T4" style:family="text">
      <style:text-properties fo:font-weight="normal" officeooo:rsid="001592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ra abrir robo3t:</text:p>
      <text:p text:style-name="P15">/home/esther/robo3t</text:p>
      <text:p text:style-name="P15"/>
      <text:p text:style-name="P16">Para abrir mongo (poder crear databases,...):</text:p>
      <text:p text:style-name="P15">mongo</text:p>
      <text:p text:style-name="P12"/>
      <text:p text:style-name="P12">Para importar un archivo json o csv en mongodb:</text:p>
      <text:p text:style-name="P17">1. Me situo con cd en la carpeta del archivo que quiero importar.</text:p>
      <text:p text:style-name="P17">2. mongoimport -d exam -c vida --type csv --headerline --file poblacionXmunicipio.csv</text:p>
      <text:p text:style-name="P17"/>
      <text:p text:style-name="P14">Para crear collections:</text:p>
      <text:p text:style-name="P19"><text:span text:style-name="T1">mongo; use exam; db.createCollection("movies")</text:span><text:span text:style-name="T2">;</text:span></text:p>
      <text:p text:style-name="P14"/>
      <text:p text:style-name="P13">Para insertar:</text:p>
      <text:p text:style-name="P18"><text:span text:style-name="T1">mongo; use exam; db.createCollection("movies");</text:span><text:line-break/><text:line-break/><text:span text:style-name="T1">db.movies.insert([</text:span><text:line-break/><text:span text:style-name="T1">{"title":"Fight Club",</text:span><text:line-break/><text:span text:style-name="T1">"writer": "Chuck Palahniuk",</text:span><text:line-break/><text:span text:style-name="T1">"year": 1999,</text:span><text:line-break/><text:span text:style-name="T1">"actors":["Brad Pitt", "Edward Norton"]}]);</text:span></text:p>
      <text:p text:style-name="P2"/>
      <text:p text:style-name="P8">Para contar:</text:p>
      <text:p text:style-name="P2">db.movies.count()</text:p>
      <text:p text:style-name="P2"/>
      <text:p text:style-name="P8">Para encontrar:</text:p>
      <text:p text:style-name="P2">db.movies.find({"writer":"Pepito"});</text:p>
      <text:p text:style-name="P2"/>
      <text:p text:style-name="P8">Simbolos:</text:p>
      <text:p text:style-name="P2">$gte: &gt;=</text:p>
      <text:p text:style-name="P2">$lte: &lt;=</text:p>
      <text:p text:style-name="P2">$lt: &lt;</text:p>
      <text:p text:style-name="P2">$gt: &gt;</text:p>
      <text:p text:style-name="P2">$eq: =</text:p>
      <text:p text:style-name="P3">$in: in an array</text:p>
      <text:p text:style-name="P3">$ne: not equal</text:p>
      <text:p text:style-name="P3">$nin: none of the values specified in an array</text:p>
      <text:p text:style-name="P3"/>
      <text:p text:style-name="P9">Actualizar todos los valores con un campo nationality:USA:</text:p>
      <text:p text:style-name="P1">db.movies.update({},{$set: {"nationality":"USA"}},{multi:true});</text:p>
      <text:p text:style-name="P1"/>
      <text:p text:style-name="P6">Peliculas de "writer":"Quentin Tarantino", añadirle "actors":"Uma Thurman":</text:p>
      <text:p text:style-name="P5">db.movies.update({"writer":"Quentin Tarantino"},{$push : {"actors":"Uma Thurman"}},{multi:true});</text:p>
      <text:p text:style-name="P5"/>
      <text:p text:style-name="P6">Obtener peliculas que su titulo tenga la palabra hobbit:</text:p>
      <text:p text:style-name="P5">db.movies.find({"title":/Hobbit/});</text:p>
      <text:p text:style-name="P11"/>
      <text:p text:style-name="P7">Consulta que muestre 6 barrios con mas esperanza de vida de 2010-2014 (campos en blanco no se cogen):</text:p>
      <text:p text:style-name="P7"><text:span text:style-name="T3">db.vida.aggregate([</text:span><text:line-break/><text:span text:style-name="T3">{$match:</text:span><text:line-break/> <text:s text:c="2"/><text:span text:style-name="T3">{"2010-2014": {$not: {$eq:""}}} #</text:span><text:span text:style-name="T4">Where</text:span><text:span text:style-name="T3"> 2010-2014 que no sean ""</text:span><text:line-break/><text:span text:style-name="T3">},</text:span><text:line-break/><text:span text:style-name="T3">{$sort:{"2010-2014":-1}}, #De mas a menos</text:span><text:line-break/><text:span text:style-name="T3">{$limit:6} #Coge los 6 primeros</text:span><text:line-break/><text:span text:style-name="T3">])</text:span></text:p>
      <text:p text:style-name="P20"/>
      <text:p text:style-name="P10"><text:soft-page-break/>Funciones de mongodb:</text:p>
      <text:p text:style-name="P4">Project -&gt; Select</text:p>
      <text:p text:style-name="P4">Match -&gt; Where</text:p>
      <text:p text:style-name="P4">Group -&gt; Group by</text:p>
      <text:p text:style-name="P4">Sort -&gt; Order b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erif" svg:font-family="'PT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0:58:45.631142563</meta:creation-date>
    <dc:date>2019-07-04T09:29:57.079859897</dc:date>
    <meta:editing-duration>PT26M3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2" meta:paragraph-count="37" meta:word-count="195" meta:character-count="1490" meta:non-whitespace-character-count="1331"/>
  </office:meta>
</office:document-meta>
</file>